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8.736cm"/>
    </style:style>
    <style:style style:name="gr5" style:family="graphic" style:parent-style-name="standard">
      <style:graphic-properties draw:stroke="none" svg:stroke-color="#000000" draw:fill="none" draw:fill-color="#ffffff" draw:auto-grow-height="true" draw:auto-grow-width="false" fo:max-height="0cm" fo:min-height="6.608cm"/>
    </style:style>
    <style:style style:name="gr6" style:family="graphic" style:parent-style-name="standard">
      <style:graphic-properties draw:stroke="none" svg:stroke-color="#000000" draw:fill="none" draw:fill-color="#ffffff" draw:auto-grow-height="true" draw:auto-grow-width="false" fo:max-height="0cm" fo:min-height="5.338cm"/>
    </style:style>
    <style:style style:name="gr7" style:family="graphic" style:parent-style-name="standard">
      <style:graphic-properties draw:stroke="none" svg:stroke-color="#000000" draw:fill="none" draw:fill-color="#ffffff" draw:auto-grow-height="true" draw:auto-grow-width="false" fo:max-height="0cm" fo:min-height="7.624cm"/>
    </style:style>
    <style:style style:name="gr8" style:family="graphic" style:parent-style-name="standard">
      <style:graphic-properties draw:stroke="none" svg:stroke-color="#000000" draw:fill="none" draw:fill-color="#ffffff" draw:auto-grow-height="true" draw:auto-grow-width="false" fo:max-height="0cm" fo:min-height="7.516cm"/>
    </style:style>
    <style:style style:name="gr9" style:family="graphic" style:parent-style-name="standard">
      <style:graphic-properties draw:stroke="none" svg:stroke-color="#000000" draw:fill="none" draw:fill-color="#ffffff" draw:auto-grow-height="true" draw:auto-grow-width="false" fo:max-height="0cm" fo:min-height="6.1cm"/>
    </style:style>
    <style:style style:name="gr10" style:family="graphic" style:parent-style-name="standard">
      <style:graphic-properties draw:stroke="none" svg:stroke-color="#000000" draw:fill="none" draw:fill-color="#ffffff" draw:auto-grow-height="true" draw:auto-grow-width="false" fo:max-height="0cm" fo:min-height="7.878cm"/>
    </style:style>
    <style:style style:name="gr11" style:family="graphic" style:parent-style-name="standard">
      <style:graphic-properties draw:stroke="none" svg:stroke-color="#000000" draw:fill="none" draw:fill-color="#ffffff" draw:auto-grow-height="true" draw:auto-grow-width="false" fo:max-height="0cm" fo:min-height="4.83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1" fo:font-size="28pt" fo:text-shadow="none"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text-shadow="none" style:font-size-asian="32pt" style:font-style-asian="italic" style:font-size-complex="32pt" style:font-style-complex="italic"/>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text-shadow="1pt 1pt" fo:font-weight="bold" style:font-name-asian="Segoe UI" style:font-size-asian="10pt" style:font-weight-asian="bold" style:font-name-complex="Segoe UI" style:font-size-complex="10pt" style:font-weight-complex="bold"/>
    </style:style>
    <style:style style:name="P8"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10pt" fo:font-style="italic" fo:text-shadow="none" fo:font-weight="bold" style:font-name-asian="Segoe UI" style:font-size-asian="10pt" style:font-style-asian="italic" style:font-weight-asian="bold" style:font-name-complex="Segoe UI" style:font-size-complex="10pt" style:font-style-complex="italic" style:font-weight-complex="bold"/>
    </style:style>
    <style:style style:name="P9" style:family="paragraph">
      <loext:graphic-properties draw:fill="none" draw:fill-color="#ffffff"/>
      <style:text-properties style:text-position="0% 100%"/>
    </style:style>
    <style:style style:name="P10" style:family="paragraph">
      <loext:graphic-properties draw:fill="none" draw:fill-color="#ffffff"/>
      <style:text-properties style:text-position="0% 100%" fo:font-size="32pt" style:font-size-asian="32pt" style:font-size-complex="32pt"/>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5" style:family="text">
      <style:text-properties fo:color="#ffffff" style:font-name="Segoe UI1" fo:font-size="26pt" fo:text-shadow="1pt 1pt" style:font-name-asian="Segoe UI" style:font-size-asian="26pt" style:font-name-complex="Segoe UI" style:font-size-complex="26pt"/>
    </style:style>
    <style:style style:name="T6"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 style:font-size-asian="32pt" style:font-style-asian="italic" style:font-weight-asian="normal" style:font-name-complex="Segoe UI" style:font-size-complex="32pt" style:font-style-complex="italic" style:font-weight-complex="normal" style:text-emphasize="none" style:font-relief="none" style:text-overline-style="none" style:text-overline-color="font-color"/>
    </style:style>
    <style:style style:name="T8" style:family="text">
      <style:text-properties fo:color="#000000" style:text-position="super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9" style:family="text">
      <style:text-properties fo:color="#000000" style:text-position="0% 1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10" style:family="text">
      <style:text-properties fo:color="#000000" style:text-position="0% 100%" style:font-name="Segoe UI Semibold" fo:font-size="22pt" fo:font-style="italic" fo:text-shadow="none" fo:font-weight="normal" style:font-name-asian="Segoe UI" style:font-size-asian="22pt" style:font-style-asian="italic" style:font-weight-asian="normal" style:font-name-complex="Segoe UI" style:font-size-complex="22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146cm" svg:height="3.063cm" svg:x="1.524cm" svg:y="0.528cm">
          <draw:text-box>
            <text:p text:style-name="P1"><text:span text:style-name="T1">First Reading</text:span></text:p>
            <text:p text:style-name="P1"><text:span text:style-name="T2">Acts 10:34–48</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Hymn_25_20template" presentation:presentation-page-layout-name="AL1T0">
        <draw:frame draw:style-name="gr3" draw:text-style-name="P5" draw:layer="layout" svg:width="25.146cm" svg:height="6.263cm" svg:x="1.524cm" svg:y="0.762cm">
          <draw:text-box>
            <text:p text:style-name="P4"><text:span text:style-name="T3">34</text:span><text:span text:style-name="T4">So Peter opened his mouth and said: “Truly I understand that God shows no partiality, </text:span><text:span text:style-name="T3">35</text:span><text:span text:style-name="T4">but in every nation anyone who fears him and does what is right is acceptable to him.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Hymn_25_20template" presentation:presentation-page-layout-name="AL1T0">
        <draw:frame draw:style-name="gr4" draw:text-style-name="P7" draw:layer="layout" svg:width="25.4cm" svg:height="8.986cm" svg:x="1.27cm" svg:y="1.016cm">
          <draw:text-box>
            <text:p text:style-name="P4"><text:span text:style-name="T3">36</text:span><text:span text:style-name="T4">As for the word that he sent to Israel, preaching good news of peace through Jesus Christ (he is Lord of all), </text:span><text:span text:style-name="T3">37</text:span><text:span text:style-name="T4">you yourselves know what happened throughout all Judea, beginning from Galilee after the baptism that John proclaimed: <text:s/></text:span></text:p>
            <text:p text:style-name="P6"><text:span text:style-name="T5"/></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Hymn_25_20template" presentation:presentation-page-layout-name="AL1T0">
        <draw:frame draw:style-name="gr5" draw:text-style-name="P8" draw:layer="layout" svg:width="25.146cm" svg:height="6.858cm" svg:x="1.27cm" svg:y="0.762cm">
          <draw:text-box>
            <text:p text:style-name="P4"><text:span text:style-name="T3">38</text:span><text:span text:style-name="T4"> how God anointed Jesus of Nazareth with the Holy Spirit and with power. He went about doing good and healing all who were oppressed by the devil, for God was with him.</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Hymn_25_20template" presentation:presentation-page-layout-name="AL1T0">
        <draw:frame draw:style-name="gr6" draw:text-style-name="P8" draw:layer="layout" svg:width="25.146cm" svg:height="5.588cm" svg:x="1.27cm" svg:y="0.762cm">
          <draw:text-box>
            <text:p text:style-name="P4"><text:span text:style-name="T3"><text:s/></text:span><text:span text:style-name="T3">39</text:span><text:span text:style-name="T4"> And we are witnesses of all that he did both in the country of the Jews and in Jerusalem. They put him to death by hanging him on a tree,</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Hymn_25_20template" presentation:presentation-page-layout-name="AL1T0">
        <draw:frame draw:style-name="gr7" draw:text-style-name="P8" draw:layer="layout" svg:width="25.654cm" svg:height="7.874cm" svg:x="1.27cm" svg:y="0.508cm">
          <draw:text-box>
            <text:p text:style-name="P4"><text:span text:style-name="T4"><text:s/></text:span><text:span text:style-name="T3">40</text:span><text:span text:style-name="T4"> but God raised him on the third day and made him to appear, </text:span><text:span text:style-name="T3">41</text:span><text:span text:style-name="T4"> not to all the people but to us who had been chosen by God as witnesses, who ate and drank with him after he rose from the dead.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Hymn_25_20template" presentation:presentation-page-layout-name="AL1T0">
        <draw:frame draw:style-name="gr6" draw:text-style-name="P8" draw:layer="layout" svg:width="25.245cm" svg:height="5.588cm" svg:x="1.425cm" svg:y="0.508cm">
          <draw:text-box>
            <text:p text:style-name="P4"><text:span text:style-name="T3">42</text:span><text:span text:style-name="T4"> And he commanded us to preach to the people and to testify that he is the one appointed by God to be judge of the living and the dea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Hymn_25_20template" presentation:presentation-page-layout-name="AL1T0">
        <draw:frame draw:style-name="gr8" draw:text-style-name="P8" draw:layer="layout" svg:width="24.384cm" svg:height="7.766cm" svg:x="1.778cm" svg:y="0.891cm">
          <draw:text-box>
            <text:p text:style-name="P4"><text:span text:style-name="T6">43</text:span><text:span text:style-name="T7">To him all the prophets bear witness that everyone who believes in him receives forgiveness of sins through his name.” </text:span><text:span text:style-name="T8">44</text:span><text:span text:style-name="T9">While Peter was still saying these things, the Holy Spirit fell on all who heard the word.</text:span><text:span text:style-name="T4">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Hymn_25_20template" presentation:presentation-page-layout-name="AL1T0">
        <draw:frame draw:style-name="gr9" draw:text-style-name="P9" draw:layer="layout" svg:width="25.146cm" svg:height="6.35cm" svg:x="1.524cm" svg:y="1.016cm">
          <draw:text-box>
            <text:p><text:span text:style-name="T8">45</text:span><text:span text:style-name="T9">And the believers from among the circumcised who had come with Peter were amazed, because the gift of the Holy Spirit was poured out even on the Gentiles.</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Hymn_25_20template" presentation:presentation-page-layout-name="AL1T0">
        <draw:frame draw:style-name="gr10" draw:text-style-name="P9" draw:layer="layout" svg:width="24.892cm" svg:height="8.128cm" svg:x="1.524cm" svg:y="1.016cm">
          <draw:text-box>
            <text:p><text:span text:style-name="T8">46</text:span><text:span text:style-name="T9">For they were hearing them speaking in tongues and extolling God. Then Peter declared, </text:span><text:span text:style-name="T8">47</text:span><text:span text:style-name="T9">“Can anyone withhold water for baptizing these people, who have received the Holy Spirit just as we have?”</text:span><text:span text:style-name="T10">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Hymn_25_20template" presentation:presentation-page-layout-name="AL1T0">
        <draw:frame draw:style-name="gr11" draw:text-style-name="P10" draw:layer="layout" svg:width="25.146cm" svg:height="5.08cm" svg:x="1.524cm" svg:y="1.016cm">
          <draw:text-box>
            <text:p><text:span text:style-name="T8">48</text:span><text:span text:style-name="T9">And he commanded them to be baptized in the name of Jesus Christ. Then they asked him to remain for some days. </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itmap_20_1"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08T14:26:54.497000000</meta:creation-date>
    <dc:title>Hymn template</dc:title>
    <meta:editing-duration>PT23M59S</meta:editing-duration>
    <meta:editing-cycles>7</meta:editing-cycles>
    <meta:generator>LibreOffice/6.0.1.1$Windows_X86_64 LibreOffice_project/60bfb1526849283ce2491346ed2aa51c465abfe6</meta:generator>
    <meta:initial-creator>Arthur Hoch</meta:initial-creator>
    <dc:date>2018-05-02T21:58:32.756000000</dc:date>
    <meta:document-statistic meta:object-count="54"/>
    <meta:template xlink:type="simple" xlink:actuate="onRequest" xlink:title="Hymn template" xlink:href="../../AppData/Roaming/LibreOffice/4/user/template/Worship%20Templsates/Hymn%20template.otp" meta:date="2015-05-08T14:26:54.217000000"/>
  </office:meta>
</office:document-meta>
</file>